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Map2" style:family="table">
      <style:table-properties style:width="6.44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0.623cm"/>
    </style:style>
    <style:style style:name="IGMap2.C" style:family="table-column">
      <style:table-column-properties style:column-width="0.79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Landscape">
      <style:paragraph-properties style:page-number="auto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 style:master-page-name="Landscape">
      <style:paragraph-properties style:page-number="auto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Names of cards<text:tab/>2</text:p>
          <text:p text:style-name="P7">Big Arcana (Trumps)<text:tab/>2</text:p>
          <text:p text:style-name="P8">Court Cards<text:tab/>4</text:p>
          <text:p text:style-name="P7">1st Impression<text:tab/>4</text:p>
          <text:p text:style-name="P7">2ndImpression<text:tab/>5</text:p>
          <text:p text:style-name="P7">1st Letter<text:tab/>7</text:p>
          <text:p text:style-name="P8">Links<text:tab/>8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>
              <text:p text:style-name="Table_20_Heading"/>
            </table:table-cell>
            <table:table-cell table:style-name="BigArcanaNames.D1">
              <text:p text:style-name="Table_20_Heading"/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C3">
            <text:p text:style-name="Table_20_Contents"/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C3">
            <text:p text:style-name="Table_20_Contents"/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</table:table>
      <text:p text:style-name="Standard"/>
      <text:p text:style-name="Standard"/>
      <text:p text:style-name="P5"/>
      <text:p text:style-name="Standard">Small Arcana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S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w (Swords)</text:p>
            </table:table-cell>
            <table:table-cell table:style-name="SmallArcana.E1" office:value-type="string">
              <text:p text:style-name="Table_20_Heading">Co(Pentacles)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</table:table>
      <text:p text:style-name="Standard"/>
      <text:p text:style-name="Standard">I Ging</text:p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S (Wands)</text:p>
            </table:table-cell>
            <table:table-cell table:style-name="Tabelle1.A1" office:value-type="string">
              <text:p text:style-name="Table_20_Heading">C</text:p>
            </table:table-cell>
            <table:table-cell table:style-name="Tabelle1.A1" office:value-type="string">
              <text:p text:style-name="Table_20_Heading">Sw</text:p>
            </table:table-cell>
            <table:table-cell table:style-name="Tabelle1.E1" office:value-type="string">
              <text:p text:style-name="Table_20_Heading">Co(Pentacles)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9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1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I Ging Lines</text:p>
      <table:table table:name="IGingLines" table:style-name="IGingLines">
        <table:table-column table:style-name="IGingLines.A" table:number-columns-repeated="6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5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4"/>
        <table:table-column table:style-name="IGMap2.B"/>
        <table:table-column table:style-name="IGMap2.C" table:number-columns-repeated="2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U Cups</text:p>
      <text:p text:style-name="Standard">S Staff</text:p>
      <text:p text:style-name="Standard">W Swords</text:p>
      <text:p text:style-name="Standard">O Coin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h text:style-name="P10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<text:date style:data-style-name="N75" text:date-value="2016-11-28T19:13:28.49" text:fixed="true">28. Nov 2016</text:date> <text:time style:data-style-name="N41" text:time-value="2016-12-29T17:14:24.96">17:14:04</text:time></text:p>
      </style:header>
      <style:footer>
        <text:p text:style-name="Footer"><text:tab/>Page <text:page-number text:select-page="current">8</text:page-number> of <text:page-count>8</text:page-count></text:p>
      </style:footer>
    </style:master-page>
    <style:master-page style:name="Landscape" style:page-layout-name="Mpm2">
      <style:footer>
        <text:p text:style-name="Footer">Page <text:page-number text:select-page="current">6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6-12-29T17:14:24.96</dc:date>
    <meta:editing-duration>PT9H21M19S</meta:editing-duration>
    <meta:editing-cycles>20</meta:editing-cycles>
    <meta:document-statistic meta:table-count="8" meta:image-count="0" meta:object-count="0" meta:page-count="8" meta:paragraph-count="223" meta:word-count="332" meta:character-count="1631"/>
  </office:meta>
</office:document-meta>
</file>